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74ef97"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a0f50f"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aea035"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0d03f77"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0de18e9"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12" style:family="paragraph" style:parent-style-name="Standard">
      <style:paragraph-properties fo:text-align="start" style:justify-single-word="false"/>
      <style:text-properties style:font-name="Sans-serif" fo:font-size="9pt" officeooo:paragraph-rsid="00e6bc40" style:font-size-asian="9pt" style:font-size-complex="9pt"/>
    </style:style>
    <style:style style:name="P13" style:family="paragraph" style:parent-style-name="Standard">
      <style:paragraph-properties fo:text-align="start" style:justify-single-word="false"/>
      <style:text-properties style:font-name="Sans-serif" fo:font-size="9pt" officeooo:rsid="00765b17" officeooo:paragraph-rsid="007f6161" style:font-size-asian="9pt" style:font-size-complex="9pt"/>
    </style:style>
    <style:style style:name="P14" style:family="paragraph" style:parent-style-name="Standard">
      <style:paragraph-properties fo:text-align="start" style:justify-single-word="false"/>
      <style:text-properties style:font-name="Sans-serif" fo:font-size="9pt" officeooo:rsid="00765b17" officeooo:paragraph-rsid="00779f0f" style:font-size-asian="9pt" style:font-size-complex="9pt"/>
    </style:style>
    <style:style style:name="P15" style:family="paragraph" style:parent-style-name="Standard">
      <style:paragraph-properties fo:text-align="start" style:justify-single-word="false"/>
      <style:text-properties style:font-name="Sans-serif" fo:font-size="9pt" officeooo:rsid="00765b17" officeooo:paragraph-rsid="008e4dd3" style:font-size-asian="9pt" style:font-size-complex="9pt"/>
    </style:style>
    <style:style style:name="P16" style:family="paragraph" style:parent-style-name="Standard">
      <style:paragraph-properties fo:text-align="start" style:justify-single-word="false"/>
      <style:text-properties style:font-name="Sans-serif" fo:font-size="9pt" officeooo:rsid="00765b17" officeooo:paragraph-rsid="008f7063" style:font-size-asian="9pt" style:font-size-complex="9pt"/>
    </style:style>
    <style:style style:name="P17" style:family="paragraph" style:parent-style-name="Standard">
      <style:paragraph-properties fo:text-align="start" style:justify-single-word="false"/>
      <style:text-properties style:font-name="Sans-serif" fo:font-size="9pt" officeooo:rsid="00765b17" officeooo:paragraph-rsid="008f7418" style:font-size-asian="9pt" style:font-size-complex="9pt"/>
    </style:style>
    <style:style style:name="P18" style:family="paragraph" style:parent-style-name="Standard">
      <style:paragraph-properties fo:text-align="start" style:justify-single-word="false"/>
      <style:text-properties style:font-name="Sans-serif" fo:font-size="9pt" officeooo:rsid="00765b17" officeooo:paragraph-rsid="0091170d" style:font-size-asian="9pt" style:font-size-complex="9pt"/>
    </style:style>
    <style:style style:name="P19" style:family="paragraph" style:parent-style-name="Standard">
      <style:paragraph-properties fo:text-align="start" style:justify-single-word="false"/>
      <style:text-properties style:font-name="Sans-serif" fo:font-size="9pt" officeooo:rsid="00765b17" officeooo:paragraph-rsid="00b6f389" style:font-size-asian="9pt" style:font-size-complex="9pt"/>
    </style:style>
    <style:style style:name="P20" style:family="paragraph" style:parent-style-name="Standard">
      <style:paragraph-properties fo:text-align="start" style:justify-single-word="false"/>
      <style:text-properties style:font-name="Sans-serif" fo:font-size="9pt" officeooo:rsid="00765b17" officeooo:paragraph-rsid="00baad26" style:font-size-asian="9pt" style:font-size-complex="9pt"/>
    </style:style>
    <style:style style:name="P21" style:family="paragraph" style:parent-style-name="Standard">
      <style:paragraph-properties fo:text-align="start" style:justify-single-word="false"/>
      <style:text-properties style:font-name="Sans-serif" fo:font-size="9pt" officeooo:rsid="00765b17" officeooo:paragraph-rsid="00c1c342" style:font-size-asian="9pt" style:font-size-complex="9pt"/>
    </style:style>
    <style:style style:name="P22" style:family="paragraph" style:parent-style-name="Standard">
      <style:paragraph-properties fo:text-align="start" style:justify-single-word="false"/>
      <style:text-properties fo:font-size="9pt" officeooo:paragraph-rsid="006a6e07" style:font-size-asian="9pt" style:font-size-complex="9pt"/>
    </style:style>
    <style:style style:name="P23" style:family="paragraph" style:parent-style-name="Standard">
      <style:paragraph-properties fo:text-align="start" style:justify-single-word="false"/>
      <style:text-properties fo:font-size="9pt" officeooo:rsid="00765b17" officeooo:paragraph-rsid="0091170d" style:font-size-asian="9pt" style:font-size-complex="9pt"/>
    </style:style>
    <style:style style:name="P24" style:family="paragraph" style:parent-style-name="Standard">
      <style:paragraph-properties fo:text-align="start" style:justify-single-word="false"/>
      <style:text-properties officeooo:paragraph-rsid="0074ef97"/>
    </style:style>
    <style:style style:name="P25"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26"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765b17" officeooo:paragraph-rsid="010361b8" style:font-size-asian="9pt" style:font-size-complex="9pt"/>
    </style:style>
    <style:style style:name="P27"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765b17" officeooo:paragraph-rsid="010361b8" style:font-size-asian="9pt" style:font-size-complex="9pt"/>
    </style:style>
    <style:style style:name="P28" style:family="paragraph" style:parent-style-name="Heading_20_2">
      <style:paragraph-properties fo:text-align="center" style:justify-single-word="false"/>
      <style:text-properties officeooo:rsid="00581c4a" officeooo:paragraph-rsid="00581c4a"/>
    </style:style>
    <style:style style:name="P29" style:family="paragraph" style:parent-style-name="Heading_20_2">
      <style:paragraph-properties fo:text-align="center" style:justify-single-word="false"/>
      <style:text-properties officeooo:rsid="0079fb38" officeooo:paragraph-rsid="0079fb38"/>
    </style:style>
    <style:style style:name="P30" style:family="paragraph" style:parent-style-name="Heading_20_2">
      <style:paragraph-properties fo:text-align="center" style:justify-single-word="false"/>
      <style:text-properties officeooo:rsid="007507d1" officeooo:paragraph-rsid="007507d1"/>
    </style:style>
    <style:style style:name="P31"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2"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3"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0d747bb" officeooo:paragraph-rsid="00d747bb" style:font-size-asian="9pt" style:font-size-complex="9pt"/>
    </style:style>
    <style:style style:name="P34" style:family="paragraph" style:parent-style-name="Standard" style:list-style-name="L1" style:master-page-name="">
      <loext:graphic-properties draw:fill="none"/>
      <style:paragraph-properties fo:margin-left="0.25in" fo:margin-right="0in" fo:text-align="start" style:justify-single-word="false" fo:text-indent="-0.25in" style:auto-text-indent="false" style:page-number="auto" fo:background-color="transparent">
        <style:tab-stops>
          <style:tab-stop style:position="-0.1283in"/>
        </style:tab-stops>
      </style:paragraph-properties>
      <style:text-properties style:font-name="Sans-serif" fo:font-size="9pt" officeooo:paragraph-rsid="00da6ed6" style:font-size-asian="9pt" style:font-size-complex="9pt"/>
    </style:style>
    <style:style style:name="T1" style:family="text">
      <style:text-properties officeooo:rsid="00581c4a"/>
    </style:style>
    <style:style style:name="T2" style:family="text">
      <style:text-properties fo:font-weight="bold" style:font-weight-asian="bold" style:font-weight-complex="bold"/>
    </style:style>
    <style:style style:name="T3" style:family="text">
      <style:text-properties fo:font-weight="bold" officeooo:rsid="006b9447" style:font-weight-asian="bold" style:font-weight-complex="bold"/>
    </style:style>
    <style:style style:name="T4" style:family="text">
      <style:text-properties fo:font-weight="bold" officeooo:rsid="00acadf8" style:font-weight-asian="bold" style:font-weight-complex="bold"/>
    </style:style>
    <style:style style:name="T5" style:family="text">
      <style:text-properties fo:font-weight="bold" officeooo:rsid="00f80b81" style:font-weight-asian="bold" style:font-weight-complex="bold"/>
    </style:style>
    <style:style style:name="T6" style:family="text">
      <style:text-properties fo:font-weight="bold" officeooo:rsid="00fb92f3" style:font-weight-asian="bold" style:font-weight-complex="bold"/>
    </style:style>
    <style:style style:name="T7" style:family="text">
      <style:text-properties style:font-name="Sans-serif"/>
    </style:style>
    <style:style style:name="T8" style:family="text">
      <style:text-properties style:font-name="Sans-serif" fo:font-weight="bold" style:font-weight-asian="bold" style:font-weight-complex="bold"/>
    </style:style>
    <style:style style:name="T9" style:family="text">
      <style:text-properties style:font-name="Sans-serif" fo:font-size="9.19999980926514pt" style:font-size-asian="9.19999980926514pt" style:font-size-complex="9.19999980926514pt"/>
    </style:style>
    <style:style style:name="T10" style:family="text">
      <style:text-properties style:font-name="Sans-serif" officeooo:rsid="00ab6e01"/>
    </style:style>
    <style:style style:name="T11" style:family="text">
      <style:text-properties style:font-name="Sans-serif" fo:font-style="italic" style:font-style-asian="italic" style:font-style-complex="italic"/>
    </style:style>
    <style:style style:name="T12" style:family="text">
      <style:text-properties style:font-name="Sans-serif" officeooo:rsid="00cac64d"/>
    </style:style>
    <style:style style:name="T13" style:family="text">
      <style:text-properties style:font-name="Sans-serif" fo:font-style="normal" style:font-style-asian="normal" style:font-style-complex="normal"/>
    </style:style>
    <style:style style:name="T14" style:family="text">
      <style:text-properties style:font-name="Sans-serif" fo:font-style="normal" officeooo:rsid="0122dad8" style:font-style-asian="normal" style:font-style-complex="normal"/>
    </style:style>
    <style:style style:name="T15" style:family="text">
      <style:text-properties style:font-name="Sans-serif" fo:font-size="9pt" officeooo:rsid="006b9447" style:font-size-asian="9pt" style:font-size-complex="9pt"/>
    </style:style>
    <style:style style:name="T16" style:family="text">
      <style:text-properties style:font-name="Sans-serif" fo:font-size="9pt" fo:font-weight="bold" officeooo:rsid="006b9447" style:font-size-asian="9pt" style:font-weight-asian="bold" style:font-size-complex="9pt" style:font-weight-complex="bold"/>
    </style:style>
    <style:style style:name="T17" style:family="text">
      <style:text-properties style:font-name="Sans-serif" fo:font-size="9pt" fo:font-style="italic" officeooo:rsid="006b9447" style:font-size-asian="9pt" style:font-style-asian="italic" style:font-size-complex="9pt" style:font-style-complex="italic"/>
    </style:style>
    <style:style style:name="T18" style:family="text">
      <style:text-properties fo:font-style="italic" style:font-style-asian="italic" style:font-style-complex="italic"/>
    </style:style>
    <style:style style:name="T19" style:family="text">
      <style:text-properties fo:font-style="italic" officeooo:rsid="00b6f389" style:font-style-asian="italic" style:font-style-complex="italic"/>
    </style:style>
    <style:style style:name="T20" style:family="text">
      <style:text-properties fo:font-style="italic" officeooo:rsid="00baad26"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6b9447" style:font-style-asian="italic" style:font-weight-asian="normal" style:font-style-complex="italic" style:font-weight-complex="normal"/>
    </style:style>
    <style:style style:name="T23" style:family="text">
      <style:text-properties officeooo:rsid="0061cecd"/>
    </style:style>
    <style:style style:name="T24" style:family="text">
      <style:text-properties officeooo:rsid="006b9447"/>
    </style:style>
    <style:style style:name="T25" style:family="text">
      <style:text-properties officeooo:rsid="007b5ba7"/>
    </style:style>
    <style:style style:name="T26" style:family="text">
      <style:text-properties officeooo:rsid="007cc32d"/>
    </style:style>
    <style:style style:name="T27" style:family="text">
      <style:text-properties officeooo:rsid="00a4bda8"/>
    </style:style>
    <style:style style:name="T28" style:family="text">
      <style:text-properties officeooo:rsid="00a5dcc8"/>
    </style:style>
    <style:style style:name="T29" style:family="text">
      <style:text-properties officeooo:rsid="00b6f389"/>
    </style:style>
    <style:style style:name="T30" style:family="text">
      <style:text-properties officeooo:rsid="00baab5f"/>
    </style:style>
    <style:style style:name="T31" style:family="text">
      <style:text-properties fo:font-style="normal" style:font-style-asian="normal" style:font-style-complex="normal"/>
    </style:style>
    <style:style style:name="T32" style:family="text">
      <style:text-properties fo:font-style="normal" officeooo:rsid="00baad26" style:font-style-asian="normal" style:font-style-complex="normal"/>
    </style:style>
    <style:style style:name="T33" style:family="text">
      <style:text-properties fo:font-style="normal" officeooo:rsid="00bcd9ce" style:font-style-asian="normal" style:font-style-complex="normal"/>
    </style:style>
    <style:style style:name="T34" style:family="text">
      <style:text-properties fo:font-style="normal" officeooo:rsid="00bfa151" style:font-style-asian="normal" style:font-style-complex="normal"/>
    </style:style>
    <style:style style:name="T35" style:family="text">
      <style:text-properties fo:font-style="normal" officeooo:rsid="00caf2a1" style:font-style-asian="normal" style:font-style-complex="normal"/>
    </style:style>
    <style:style style:name="T36" style:family="text">
      <style:text-properties officeooo:rsid="00becc31"/>
    </style:style>
    <style:style style:name="T37" style:family="text">
      <style:text-properties fo:font-weight="normal" officeooo:rsid="014e8b83" style:font-weight-asian="normal" style:font-weight-complex="normal"/>
    </style:style>
    <style:style style:name="T38" style:family="text">
      <style:text-properties fo:font-weight="normal" officeooo:rsid="00f80b81" style:font-weight-asian="normal" style:font-weight-complex="normal"/>
    </style:style>
    <style:style style:name="T39" style:family="text">
      <style:text-properties fo:font-weight="normal" officeooo:rsid="00fb92f3" style:font-weight-asian="normal" style:font-weight-complex="normal"/>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style:text-underline-style="solid" style:text-underline-width="auto" style:text-underline-color="font-color" fo:font-weight="normal" officeooo:rsid="00c36f52" style:font-weight-asian="normal" style:font-weight-complex="normal"/>
    </style:style>
    <style:style style:name="T42" style:family="text">
      <style:text-properties officeooo:rsid="00c4d6df"/>
    </style:style>
    <style:style style:name="T43" style:family="text">
      <style:text-properties officeooo:rsid="00c7d29d"/>
    </style:style>
    <style:style style:name="T44" style:family="text">
      <style:text-properties officeooo:rsid="00cdb25e"/>
    </style:style>
    <style:style style:name="T45" style:family="text">
      <style:text-properties officeooo:rsid="0149b1e5"/>
    </style:style>
    <style:style style:name="T46" style:family="text">
      <style:text-properties officeooo:rsid="014e8b83"/>
    </style:style>
    <style:style style:name="T47" style:family="text">
      <style:text-properties officeooo:rsid="00e4f16a"/>
    </style:style>
    <style:style style:name="T48" style:family="text">
      <style:text-properties officeooo:rsid="00e5b474"/>
    </style:style>
    <style:style style:name="T49" style:family="text">
      <style:text-properties officeooo:rsid="0172f82e"/>
    </style:style>
    <style:style style:name="T50" style:family="text">
      <style:text-properties officeooo:rsid="01738d27"/>
    </style:style>
    <style:style style:name="T51" style:family="text">
      <style:text-properties officeooo:rsid="01746653"/>
    </style:style>
    <style:style style:name="T52" style:family="text">
      <style:text-properties officeooo:rsid="00eace98"/>
    </style:style>
    <style:style style:name="T53" style:family="text">
      <style:text-properties officeooo:rsid="00f045d1"/>
    </style:style>
    <style:style style:name="T54" style:family="text">
      <style:text-properties officeooo:rsid="00f80b81"/>
    </style:style>
    <style:style style:name="T55" style:family="text">
      <style:text-properties officeooo:rsid="00f97da2"/>
    </style:style>
    <style:style style:name="T56" style:family="text">
      <style:text-properties officeooo:rsid="00fae581"/>
    </style:style>
    <style:style style:name="T57" style:family="text">
      <style:text-properties officeooo:rsid="00fb92f3"/>
    </style:style>
    <style:style style:name="T58" style:family="text">
      <style:text-properties officeooo:rsid="00fef7d8"/>
    </style:style>
    <style:style style:name="T59" style:family="text">
      <style:text-properties officeooo:rsid="010112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Auspex</text:h>
      <text:p text:style-name="P2"><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line-break/></text:p>
      <text:p text:style-name="P12"><text:span text:style-name="T2">○ Aura Perception -</text:span> You can glimpse <text:span text:style-name="T49">an individual’s </text:span>spiritual aura. <text:span text:style-name="T23">When you read an aura, you </text:span>can tell what their current emotions are; <text:span text:style-name="T50">most any supernatural nature</text:span>; if the<text:span text:style-name="T51">y’re tainted by diablerie or infernalism; or perhaps more</text:span>.</text:p>
      <text:p text:style-name="P3"/>
      <text:p text:style-name="P6">Roll with <text:span text:style-name="T2">mental</text:span>. <text:span text:style-name="T31">⚅</text:span><text:span text:style-name="T18"> </text:span>On a 10+, you read the subject’s aura and <text:span text:style-name="T48">gain</text:span> an Edge <text:span text:style-name="T48">on them</text:span>. <text:span text:style-name="T18">⚅ </text:span>On a 7-9, you read the subject’s aura. <text:span text:style-name="T18">⚅ </text:span>On a miss, you can’t read their aura for the rest of the scene. <text:bookmark text:name="page94R_mcid3"/><text:line-break/></text:p>
      <text:p text:style-name="P2"><text:span text:style-name="T2">○ Premonitions -</text:span> If <text:span text:style-name="T47">your B</text:span>east has stirred at all tonight, nobody can get the drop on you.<text:bookmark text:name="page94R_mcid4"/><text:line-break/></text:p>
      <text:p text:style-name="P10"><text:span text:style-name="T2">○ The Spirit’s Touch (1) -</text:span> You touch an object and <text:span text:style-name="T46">r</text:span>oll with <text:span text:style-name="T2">mental </text:span><text:span text:style-name="T37">to</text:span> read the psychic impressions left <text:span text:style-name="T28">by the last person to significantly use it.</text:span></text:p>
      <text:p text:style-name="P11"/>
      <text:p text:style-name="P10"><text:span text:style-name="T18">⚅ </text:span>On a 10+, ask 3. </text:p>
      <text:p text:style-name="P10"><text:span text:style-name="T18">⚅ </text:span>On a 7-9, ask 2. </text:p>
      <text:list xml:id="list388699080" text:style-name="L1">
        <text:list-item>
          <text:p text:style-name="P31"><text:span text:style-name="T27">What did the last user look like?</text:span> </text:p>
        </text:list-item>
        <text:list-item>
          <text:p text:style-name="P32">What was this object last used to do? </text:p>
        </text:list-item>
        <text:list-item>
          <text:p text:style-name="P32"><text:span text:style-name="T52">What was the last user </text:span>feel<text:span text:style-name="T27">ing</text:span> as they used it?</text:p>
        </text:list-item>
        <text:list-item>
          <text:p text:style-name="P34">How long <text:span text:style-name="T45">did the last user possess the object</text:span>?</text:p>
        </text:list-item>
        <text:list-item>
          <text:p text:style-name="P33">[Another similar question.]</text:p>
        </text:list-item>
      </text:list>
      <text:p text:style-name="P4"/>
      <text:p text:style-name="P7"><text:span text:style-name="T2">○ Telepathy (2) -</text:span> You can project your thoughts into the mind of anyone you can see or anyone who is blood bound to you. They’re aware the thoughts are not their own, but don’t recognize them as coming from you<text:span text:style-name="T21">—</text:span>unless you want them to, or they have an Edge on you.</text:p>
      <text:p text:style-name="P4"/>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25"/>
      <text:p text:style-name="P22"><text:span text:style-name="T8">○ Psychic Projection (3) -</text:span><text:span text:style-name="T7"> You can spend 1 blood to project your spirit out of your body and drift ephemerally through the world. Your spirit projection can use other Auspex moves, but cannot interact with the physical world. </text:span><text:span text:style-name="T10">A</text:span><text:span text:style-name="T7">t best, you can spend another 1 blood to appear as a ghostly presence to communicate with others.</text:span><text:bookmark text:name="page90R_mcid7"/></text:p>
      <text:h text:style-name="P29" text:outline-level="2">Celerity</text:h>
      <text:p text:style-name="P24"><text:span text:style-name="T16">○ Uncanny Quickness -</text:span><text:span text:style-name="T15"> When you make a move which would benefit from great speed, such as </text:span><text:span text:style-name="T17">run for it</text:span><text:span text:style-name="T15"> or </text:span><text:span text:style-name="T17">fuck ‘em up</text:span><text:span text:style-name="T15">, add +1. </text:span></text:p>
      <text:p text:style-name="P5"><text:bookmark text:name="page96R_mcid6"/><text:span text:style-name="T24"><text:line-break/></text:span><text:span text:style-name="T3">○ Precision -</text:span><text:span text:style-name="T24"> When you perform an action requiring physical precision, such as shooting a gun or picking a lock, you may spend 1 blood to re-roll a miss.</text:span></text:p>
      <text:p text:style-name="P5"/>
      <text:p text:style-name="P9"><text:bookmark text:name="page96R_mcid7"/><text:span text:style-name="T3">○ Speed -</text:span><text:span text:style-name="T24"> You can move with preternatural swiftness, able to cross a ballroom in the blink of an eye or run down a horse.</text:span></text:p>
      <text:p text:style-name="P9"><text:span text:style-name="T24"><text:line-break/></text:span><text:span text:style-name="T3">○ Silent Lightning (1) -</text:span><text:span text:style-name="T24"> You can move with even greater preternatural swiftness, able to cross a field in a flash or run down a race car. You must already have </text:span><text:span text:style-name="T3">Speed</text:span><text:span text:style-name="T24">.</text:span></text:p>
      <text:p text:style-name="P8"><text:bookmark text:name="page96R_mcid8"/><text:span text:style-name="T24"><text:line-break/></text:span><text:span text:style-name="T3">○ </text:span><text:span text:style-name="T4">Bullet Time</text:span><text:span text:style-name="T3"> (2) –</text:span><text:span text:style-name="T24"> You move with extraordinary preternatural speed</text:span><text:span text:style-name="T22">—</text:span><text:span text:style-name="T24">so fast that you can dodge bullets. You must already have </text:span><text:span text:style-name="T3">Silent Lightning</text:span><text:span text:style-name="T24">.</text:span></text:p>
      <text:p text:style-name="P5"><text:bookmark text:name="page96R_mcid9"/><text:span text:style-name="T24"><text:line-break/></text:span><text:span text:style-name="T3">○ Celerity Mastery (3) -</text:span><text:span text:style-name="T24"> You can spend 1 blood to approximately double the effect or duration of another Celerity move.</text:span></text:p>
      <text:h text:style-name="P30" text:outline-level="2">Presence</text:h>
      <text:p text:style-name="P13"><text:bookmark text:name="page112R_mcid4"/><text:span text:style-name="T3">○ </text:span><text:span text:style-name="T2">Awe -</text:span> Spend 1 blood to carry +1 forward ongoing to <text:span text:style-name="T18">manipulate someone</text:span> for the rest of the scen<text:span text:style-name="T25">e</text:span>. </text:p>
      <text:p text:style-name="P19"><text:bookmark text:name="page112R_mcid5"/><text:line-break/><text:span text:style-name="T3">○ </text:span><text:span text:style-name="T2">Impact -</text:span> Spend 1 blood to give off a powerful, distinct impression to all those you encounter. <text:span text:style-name="T53">Gain </text:span>a Condition of your own choosing <text:span text:style-name="T29">(</text:span>such as <text:span text:style-name="T18">imposing, dangerous</text:span>, or <text:span text:style-name="T18">trustworthy</text:span><text:span text:style-name="T19">) </text:span>for the rest of the scen<text:span text:style-name="T26">e</text:span>.</text:p>
      <text:p text:style-name="P14"/>
      <text:p text:style-name="P15"><text:span text:style-name="T3">○ </text:span><text:span text:style-name="T2">Attraction -</text:span> Roll with <text:span text:style-name="T2">social</text:span>. <text:span text:style-name="T18">⚅ </text:span>On a 10+, you become the center of attention—nobody can help but hang on your every word, track your every movement. <text:span text:style-name="T18">⚅ </text:span>On a 7-9, you draw the undivided attention of those you directly approach or interact with, but will not seize the attention of an entire ballroom simply for walking through the door. <text:span text:style-name="T18">⚅ </text:span>On a miss, you can’t use this move again for the rest of the night.</text:p>
      <text:p text:style-name="P14"/>
      <text:p text:style-name="P20"><text:bookmark text:name="page114R_mcid0"/><text:span text:style-name="T3">○ </text:span><text:span text:style-name="T2">Dread Gaze (1) -</text:span> When you <text:span text:style-name="T18">show your teeth</text:span> by <text:span text:style-name="T30">literally </text:span>baring your fangs and <text:span text:style-name="T36">making eye contact</text:span>, <text:span text:style-name="T36">your supernatural will hammers down on them. This won’t work on those undeniably stronger than you.</text:span></text:p>
      <text:p text:style-name="P20"/>
      <text:p text:style-name="P20"><text:span text:style-name="T32">Treat a miss as ⚅</text:span><text:span text:style-name="T20"> </text:span><text:span text:style-name="T32">7-9; </text:span><text:span text:style-name="T33">treat </text:span><text:span text:style-name="T32">⚅ 7-9 as ⚅ 10+. On a natural ⚅ 10+, the target carrie</text:span><text:span text:style-name="T34">s</text:span><text:span text:style-name="T32"> -1 ongoing for the rest of the scene; or suffers Disadvantage </text:span><text:span text:style-name="T35">(</text:span><text:span text:style-name="T32">if an NPC</text:span><text:span text:style-name="T35">)</text:span><text:span text:style-name="T32">.</text:span></text:p>
      <text:p text:style-name="P14"/>
      <text:p text:style-name="P16"><text:span text:style-name="T3">○ </text:span><text:span text:style-name="T2">Entrancement (2) -</text:span> You can <text:span text:style-name="T54">spend 1 blood and roll with </text:span><text:span text:style-name="T5">social</text:span><text:span text:style-name="T38"> to</text:span> smash the will of another with the force of your <text:span text:style-name="T44">own</text:span>, turning them into your fawning servant. </text:p>
      <text:p text:style-name="P16"/>
      <text:p text:style-name="P21">If you succeed, they gain the Condition <text:span text:style-name="T18">[your] obedient servant</text:span>. <text:span text:style-name="T18">⚅ </text:span>On a 10+, this Condition persists for somewhere between a week and a month. <text:span text:style-name="T18">⚅ </text:span>On a 7-9, it will fade much sooner—possibly at the end of the night, possibly after a few days. <text:span text:style-name="T18">⚅ </text:span>On a miss, you can’t use this move <text:span text:style-name="T43">again </text:span>against the same target during the current <text:span text:style-name="T40">stor</text:span><text:span text:style-name="T41">y</text:span>.<text:bookmark text:name="page114R_mcid2"/><text:line-break/></text:p>
      <text:p text:style-name="P17"><text:span text:style-name="T3">○ </text:span><text:span text:style-name="T2">Summon (2) -</text:span> You can <text:span text:style-name="T57">spend 1 blood and roll with </text:span><text:span text:style-name="T6">social </text:span><text:span text:style-name="T39">to </text:span>summon anyone you’ve ever met, from anywhere in the world. They will seek <text:span text:style-name="T55">you out</text:span>, instinctively picking the right paths to do so (even <text:span text:style-name="T42">buying plane tickets</text:span>). <text:span text:style-name="T56">T</text:span>hey don’t know your precise location in advance of their arrival.</text:p>
      <text:p text:style-name="P17"/>
      <text:p text:style-name="P27"><text:span text:style-name="T18">⚅ </text:span>On a 10+, the compulsion persists until they reach you <text:span text:style-name="T59">if they’re mortal</text:span>; or for <text:span text:style-name="T58">7 nights otherwise. </text:span></text:p>
      <text:p text:style-name="P26"><text:span text:style-name="T18">⚅ </text:span>On a 7-9, the compulsion vanishes at sunrise. <text:bookmark text:name="page114R_mcid3"/><text:line-break/></text:p>
      <text:p text:style-name="P18"><text:span text:style-name="T3">○ </text:span><text:span text:style-name="T2">Majesty (4) - </text:span>Your presence becomes a hammer, terrible as the sun, cold as the moon, and the mere act of invoking your displeasure becomes terrible to contemplate.</text:p>
      <text:p text:style-name="P18"/>
      <text:p text:style-name="P23"><text:span text:style-name="T7">Spend 2 blood. For the rest of the scene, anyone who wishes to oppose you, or even to be discourteous to you, must first </text:span><text:span text:style-name="T11">stand their ground</text:span><text:span text:style-name="T13"> </text:span><text:span text:style-name="T14">(PC)</text:span><text:span text:style-name="T7"> or act with Disadvantage </text:span><text:span text:style-name="T12">(NPC)</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581c4a"/>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oreador</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3T14:33:02.027279459</dc:date>
    <meta:editing-duration>P1DT15H16M</meta:editing-duration>
    <meta:editing-cycles>224</meta:editing-cycles>
    <meta:generator>LibreOffice/6.0.7.3$Linux_X86_64 LibreOffice_project/00m0$Build-3</meta:generator>
    <meta:document-statistic meta:table-count="0" meta:image-count="0" meta:object-count="0" meta:page-count="1" meta:paragraph-count="37" meta:word-count="979" meta:character-count="5194" meta:non-whitespace-character-count="4237"/>
  </office:meta>
</office:document-meta>
</file>